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388e6" officeooo:paragraph-rsid="001388e6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officeooo:rsid="001388e6" officeooo:paragraph-rsid="001388e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66c6f" officeooo:paragraph-rsid="00166c6f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79e33" officeooo:paragraph-rsid="00179e33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a5d6d" officeooo:paragraph-rsid="002a5d6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ba4b7" officeooo:paragraph-rsid="002ba4b7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d6089" officeooo:paragraph-rsid="002d6089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d950d" officeooo:paragraph-rsid="002d950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eca4e" officeooo:paragraph-rsid="002ef91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eca4e" officeooo:paragraph-rsid="0030771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0c112" officeooo:paragraph-rsid="0030c112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0c112" officeooo:paragraph-rsid="0033543b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0c112" officeooo:paragraph-rsid="00352c9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848b5" officeooo:paragraph-rsid="003b4ac7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b55f7" officeooo:paragraph-rsid="003b55f7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57a4"/>
    </style:style>
    <style:style style:name="T3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79e3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2a5d6d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2d608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2d950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2eca4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ef91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30771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3293d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33543b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352c9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36b99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1557a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ctor slam and gmapping documentation</text:p>
      <text:p text:style-name="P1"/>
      <text:p text:style-name="P2"><text:span text:style-name="T3">gmapping</text:span><text:span text:style-name="T4"> </text:span><text:span text:style-name="T1">:</text:span></text:p>
      <text:p text:style-name="P2"><text:tab/>Install ydlidar pkg from github and build it using catkin_make. Launch the lauch file in ydlidar pkg named lidar.launch or lidar_view.launch. First will start the lidar without rviz and vice versa. Now start the gmapping node (see doc and for recording live don’t set the /use_sim_time as true as shown in tutorial) <text:span text:style-name="T2">it will show some warning..just ignore it. Then see rqt_tf_tree you would see that ydlidar has made the base_footprint to lase_frame link and gmapping node has made map to odom link. But now the problem is that we can’t connect odom and base_footprint directly using “rosrun tf static_transfer_publisher 0 0 0 0 0 0 /odom /base_footprint 40”, because odom frame is static but base_footprint frame is dynamic we need the correct transformation which is got by odometry data, but since we didn’t had odom so we used laser_scan_matcher pkg (we may use the hector_slam odom as well for this purpose) to get the odometry data which gives odom data using laser (i.e. lidar) so we used this, but it requires /base_link frame so we created a static dummy frame w.r.t. base_footprint, after that we applied the laser_scan_matcher which gave the transformation beting /base_link to /world frame, now since world frame is static frame w.r.t. odom frame so we can establish a static transform between them using ‘tf’. Now open the rviz and add the map from add menu by topic. You will see the map ;).</text:span></text:p>
      <text:p text:style-name="P2"/>
      <text:p text:style-name="P3">hector_slam<text:span text:style-name="T18">:</text:span></text:p>
      <text:p text:style-name="P3"><text:span text:style-name="T5"><text:tab/></text:span><text:span text:style-name="T6">First of all study the tutorial.launch file in the hector_slam_launch</text:span></text:p>
      <text:p text:style-name="P4"><text:span text:style-name="T5">&lt;arg name="geotiff_map_file_path" default="$(find hector_geotiff)/maps"/&gt; : </text:span><text:span text:style-name="T9">this sets the argument required later</text:span></text:p>
      <text:p text:style-name="P5"><text:span text:style-name="T5">&lt;param name="/use_sim_time" value="false"/&gt; : It is set false if you aren’t using simulator time (i.e. when recording live). If using bag file then put it true.</text:span></text:p>
      <text:p text:style-name="P6"><text:span text:style-name="T5">&lt;node pkg="rviz" type="rviz" name="rviz"</text:span></text:p>
      <text:p text:style-name="P6"><text:span text:style-name="T5"><text:s text:c="4"/>args="-d $(find hector_slam_launch)/rviz_cfg/mapping_demo.rviz"/&gt; : </text:span><text:span text:style-name="T8">T</text:span><text:span text:style-name="T5">his rosruns the rviz node with the required parameters saved in the <text:s/>rviz_cfg/mapping_demo.rviz </text:span><text:span text:style-name="T9">but if you are using ydlidar with view mode then better to name this rviz node rviz2 to avoid any name conflict.</text:span></text:p>
      <text:p text:style-name="P7"><text:span text:style-name="T5">&lt;include file="$(find hector_mapping)/launch/mapping_default.launch"/&gt; : This launches the launch file mapping_default.launch which starts the hector slam.</text:span></text:p>
      <text:p text:style-name="P8"><text:span text:style-name="T5">&lt;include file="$(find hector_geotiff)/launch/geotiff_mapper.launch"&gt; : </text:span><text:span text:style-name="T6">It is used to</text:span><text:span text:style-name="T7"> call the map without it the map wont be formed. </text:span><text:span text:style-name="T10">With the following arguments........</text:span></text:p>
      <text:p text:style-name="P9"><text:span text:style-name="T7">&lt;arg name="map_file_path" value="$(arg geotiff_map_file_path)"/&gt; : </text:span><text:span text:style-name="T5">Setting the </text:span><text:span text:style-name="T7">map_file_path.</text:span></text:p>
      <text:p text:style-name="P10"><text:span text:style-name="T11">&lt;arg name="trajectory_source_frame_name" value="scanmatcher_frame"/&gt; : </text:span><text:span text:style-name="T5"><text:s text:c="2"/></text:span><text:span text:style-name="T12">Setting the </text:span><text:span text:style-name="T11">trajectory_source_frame_name</text:span><text:span text:style-name="T8">.</text:span></text:p>
      <text:p text:style-name="P10"><text:span text:style-name="T8"/></text:p>
      <text:p text:style-name="P11"><text:span text:style-name="T8">T</text:span><text:span text:style-name="T5">utorial file is for prerecorded bag file to record live we need to make some tweeks...</text:span></text:p>
      <text:p text:style-name="P11"><text:span text:style-name="T5">Better to make one custom launch file modyfying some things from tutorials...</text:span></text:p>
      <text:p text:style-name="P11"><text:span text:style-name="T5">My custom launch file &gt;&gt;&gt;</text:span></text:p>
      <text:p text:style-name="P11"><text:span text:style-name="T5"/></text:p>
      <text:p text:style-name="P15"><text:span text:style-name="T5">&lt;?xml version="1.0"?&gt;</text:span></text:p>
      <text:p text:style-name="P15"><text:span text:style-name="T5"/></text:p>
      <text:p text:style-name="P15"><text:span text:style-name="T5"><text:s/>&lt;launch&gt;</text:span></text:p>
      <text:p text:style-name="P15"><text:span text:style-name="T5"/></text:p>
      <text:p text:style-name="P15"><text:span text:style-name="T5"><text:s text:c="2"/>&lt;!--start the lidar with rviz--&gt;</text:span></text:p>
      <text:p text:style-name="P15"><text:span text:style-name="T5"><text:s text:c="2"/>&lt;include file="$(find ydlidar)/launch/lidar_view.launch" /&gt;</text:span></text:p>
      <text:p text:style-name="P15"><text:span text:style-name="T5"><text:s text:c="2"/></text:span></text:p>
      <text:p text:style-name="P15"><text:soft-page-break/><text:span text:style-name="T5"><text:s text:c="2"/>&lt;!--make a link between base_link i.e also our base frame as well as odom frame and /base_footprint--&gt;</text:span></text:p>
      <text:p text:style-name="P15"><text:span text:style-name="T5"><text:s text:c="2"/>&lt;node pkg="tf" type="static_transform_publisher" name="odom_to_baselink" </text:span></text:p>
      <text:p text:style-name="P15"><text:span text:style-name="T5"><text:s text:c="8"/>args="0.0 0.0 0.0 0 0 0.0 /base_link /base_footprint 40" /&gt;</text:span></text:p>
      <text:p text:style-name="P15"><text:span text:style-name="T5"><text:s text:c="8"/></text:span></text:p>
      <text:p text:style-name="P15"><text:span text:style-name="T5"><text:s text:c="2"/>&lt;!--start the geotiff_mapper launch file with required args--&gt;</text:span></text:p>
      <text:p text:style-name="P15"><text:span text:style-name="T5"><text:s text:c="2"/>&lt;arg name="geotiff_map_file_path" default="$(find hector_geotiff)/maps"/&gt;</text:span></text:p>
      <text:p text:style-name="P15"><text:span text:style-name="T5"><text:s text:c="2"/>&lt;include file="$(find hector_geotiff)/launch/geotiff_mapper.launch"&gt;</text:span></text:p>
      <text:p text:style-name="P15"><text:span text:style-name="T5"><text:s text:c="4"/>&lt;arg name="trajectory_source_frame_name" value="scanmatcher_frame"/&gt;</text:span></text:p>
      <text:p text:style-name="P15"><text:span text:style-name="T5"><text:s text:c="4"/>&lt;arg name="map_file_path" value="$(arg geotiff_map_file_path)"/&gt;</text:span></text:p>
      <text:p text:style-name="P15"><text:span text:style-name="T5"><text:s text:c="2"/>&lt;/include&gt;</text:span></text:p>
      <text:p text:style-name="P15"><text:span text:style-name="T5"/></text:p>
      <text:p text:style-name="P15"><text:span text:style-name="T5"><text:s text:c="2"/>&lt;!--false because we are recording live so better not to take simulator time--&gt;</text:span></text:p>
      <text:p text:style-name="P15"><text:span text:style-name="T5"><text:s text:c="2"/>&lt;param name="/use_sim_time" value="false"/&gt;</text:span></text:p>
      <text:p text:style-name="P15"><text:span text:style-name="T5"/></text:p>
      <text:p text:style-name="P15"><text:span text:style-name="T5"><text:s text:c="2"/>&lt;!--start another rviz for showing the map also make sure both(this and lidar_view one) the rvizs have different names--&gt;</text:span></text:p>
      <text:p text:style-name="P15"><text:span text:style-name="T5"><text:s text:c="2"/>&lt;node pkg="rviz" type="rviz" name="rviz2"</text:span></text:p>
      <text:p text:style-name="P15"><text:span text:style-name="T5"><text:s text:c="4"/>args="-d $(find hector_slam_launch)/rviz_cfg/mapping_demo.rviz"/&gt;</text:span></text:p>
      <text:p text:style-name="P15"><text:span text:style-name="T5"/></text:p>
      <text:p text:style-name="P15"><text:span text:style-name="T5"><text:s text:c="2"/>&lt;!--start the hector mapping--&gt;</text:span></text:p>
      <text:p text:style-name="P15"><text:span text:style-name="T5"><text:s text:c="2"/>&lt;include file="$(find hector_mapping)/launch/mapping_default.launch"/&gt;</text:span></text:p>
      <text:p text:style-name="P15"><text:span text:style-name="T5"/></text:p>
      <text:p text:style-name="P15"><text:span text:style-name="T5">&lt;/launch&gt;</text:span></text:p>
      <text:p text:style-name="P11"><text:span text:style-name="T5"/></text:p>
      <text:p text:style-name="P14"><text:span text:style-name="T5">Launch this custom launch file.</text:span><text:span text:style-name="T17">You will see the map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3:53:07.991028058</meta:creation-date>
    <dc:date>2019-05-12T03:53:26.856706347</dc:date>
    <meta:editing-duration>PT3H2M4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559" meta:character-count="4120" meta:non-whitespace-character-count="3542"/>
  </office:meta>
</office:document-meta>
</file>